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55mm" fo:break-before="auto" style:use-optimal-row-height="true"/>
    </style:style>
    <style:style style:name="ro12" style:family="table-row">
      <style:table-row-properties style:row-height="8.52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vers la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TimeOf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8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Seuls les plus riches en 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office:value-type="string" calcext:value-type="string">
            <text:p>PlayerSpeak : Ça ne bouge pas…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pauvre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Seuls les plus pauvre et démunis d'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bon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Narrator : Seuls les plus moralement irréprochables passeront ! Les saint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table:number-columns-repeated="3" office:value-type="string" calcext:value-type="string">
            <text:p>Node=&gt;run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mauvais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arrator : Seuls les plus moralement exécrables passeront. Les pirates, la racaille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e derrière CAPITAINE, cinq hommes aux visages putrides tiennent des lames pleine de sa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fini pour vous humain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verture tré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ouverture 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P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Eu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Je sais pas trop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Je pensais pas que quelqu'un aille jusque là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C'est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'est un peu le voyage qui compte n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Vous vous attendiez à quoi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 l'o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Tie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Gold9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truc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arm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Weapon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Parce que maintenant ça sert plus à grand chose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Je crois que même moi j'ai pas eu la patience d'aller jusqu'au bout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Sinon appelez moi au 06 14 74 14 99 que je vous félicite de vive vo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Si j'ai portable…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Parce qu'actuellement je me suis baigné avec et il est cassé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De toutes façon j'aurais pas beaucoup à di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A part bra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Bravo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Oh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Il pleut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Weath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 Allez bisou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21:57:12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21:57:39.938000000</dc:date>
    <meta:editing-duration>P3DT15H8M35S</meta:editing-duration>
    <meta:editing-cycles>458</meta:editing-cycles>
    <meta:generator>LibreOffice/5.1.6.2$Windows_x86 LibreOffice_project/07ac168c60a517dba0f0d7bc7540f5afa45f0909</meta:generator>
    <meta:document-statistic meta:table-count="2" meta:cell-count="257" meta:object-count="0"/>
  </office:meta>
</office:document-meta>
</file>